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424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tomicity: This property ensures that a transaction is treated as a single unit of work. Either all of its operations are completed successfully and committed, or none of them are. There should be no partial execution or state.</text:p>
      <text:p text:style-name="Standard"/>
      <text:p text:style-name="Standard">Consistency: This property ensures that the database remains in a consistent state before and after the transaction. Constraints, triggers, and rules defined in the database schema should not be violated during the transaction's execution.</text:p>
      <text:p text:style-name="Standard"/>
      <text:p text:style-name="Standard">Isolation: This property ensures that the intermediate state of a transaction is invisible to other transactions until it is committed. Transactions should operate independently of each other, even if they are executing concurrently.</text:p>
      <text:p text:style-name="Standard"/>
      <text:p text:style-name="Standard">Durability: This property guarantees that once a transaction has been committed, its effects persist even in the event of a system failure. The changes made by the committed transaction are stored permanently in the system.</text:p>
      <text:p text:style-name="Standard"/>
      <text:p text:style-name="Standard">Now, let's simulate a transaction in SQL that includes locking and demonstrate different isolation levels:</text:p>
      <text:p text:style-name="Standard"/>
      <text:p text:style-name="Standard">Simulating a Transaction with Locking</text:p>
      <text:p text:style-name="Standard">Let's consider a simple scenario with two tables: Accounts and Transactions.</text:p>
      <text:p text:style-name="Standard"/>
      <text:p text:style-name="Standard">SQL Schema:</text:p>
      <text:p text:style-name="Standard"/>
      <text:p text:style-name="Standard">Code:</text:p>
      <text:p text:style-name="Standard"/>
      <text:p text:style-name="Standard">CREATE TABLE Accounts (</text:p>
      <text:p text:style-name="Standard"><text:s text:c="4"/>id INT PRIMARY KEY,</text:p>
      <text:p text:style-name="Standard"><text:s text:c="4"/>balance DECIMAL(10, 2)</text:p>
      <text:p text:style-name="Standard">);</text:p>
      <text:p text:style-name="Standard"/>
      <text:p text:style-name="Standard">CREATE TABLE Transactions (</text:p>
      <text:p text:style-name="Standard"><text:s text:c="4"/>id INT PRIMARY KEY,</text:p>
      <text:p text:style-name="Standard"><text:s text:c="4"/>account_id INT,</text:p>
      <text:p text:style-name="Standard"><text:s text:c="4"/>amount DECIMAL(10, 2),</text:p>
      <text:p text:style-name="Standard"><text:s text:c="4"/>type VARCHAR(10) -- 'debit' or 'credit'</text:p>
      <text:p text:style-name="Standard">);</text:p>
      <text:p text:style-name="Standard">Example SQL Transaction:</text:p>
      <text:p text:style-name="Standard">Suppose we want to transfer money from one account to another atomically:</text:p>
      <text:p text:style-name="Standard"/>
      <text:p text:style-name="Standard">Code:</text:p>
      <text:p text:style-name="Standard">BEGIN TRANSACTION;</text:p>
      <text:p text:style-name="Standard"/>
      <text:p text:style-name="Standard">-- Step 1: Debit money from Account 1</text:p>
      <text:p text:style-name="Standard">UPDATE Accounts</text:p>
      <text:p text:style-name="Standard">SET balance = balance - 100.00</text:p>
      <text:p text:style-name="Standard">WHERE id = 1;</text:p>
      <text:p text:style-name="Standard"/>
      <text:p text:style-name="Standard">-- Step 2: Credit money to Account 2</text:p>
      <text:p text:style-name="Standard">UPDATE Accounts</text:p>
      <text:p text:style-name="Standard">SET balance = balance + 100.00</text:p>
      <text:p text:style-name="Standard">WHERE id = 2;</text:p>
      <text:p text:style-name="Standard"><text:soft-page-break/></text:p>
      <text:p text:style-name="Standard">COMMIT;</text:p>
      <text:p text:style-name="Standard">In this transaction:</text:p>
      <text:p text:style-name="Standard"/>
      <text:p text:style-name="Standard">We ensure atomicity by encapsulating both updates (debit and credit) within a single transaction. If either update fails, the whole transaction fails.</text:p>
      <text:p text:style-name="Standard">We maintain consistency by ensuring that the sum of balances across all accounts remains unchanged by the transaction.</text:p>
      <text:p text:style-name="Standard">Isolation is maintained by the database through locking mechanisms. For example, while updating Accounts, the rows involved (id = 1 and id = 2) are locked to prevent other transactions from modifying them concurrently.</text:p>
      <text:p text:style-name="Standard">Durability ensures that once the transaction commits, the changes to balances are permanently stored and survive system failures.</text:p>
      <text:p text:style-name="Standard">Demonstrating Isolation Levels</text:p>
      <text:p text:style-name="Standard">SQL databases offer different isolation levels to control how transactions interact with each other:</text:p>
      <text:p text:style-name="Standard"/>
      <text:p text:style-name="Standard">Example of Setting Isolation Levels:</text:p>
      <text:p text:style-name="Standard"/>
      <text:p text:style-name="Standard">Code:</text:p>
      <text:p text:style-name="Standard">-- Set isolation level for the current session (example: REPEATABLE READ)</text:p>
      <text:p text:style-name="Standard">SET TRANSACTION ISOLATION LEVEL REPEATABLE READ;</text:p>
      <text:p text:style-name="Standard"/>
      <text:p text:style-name="Standard">-- Begin a transaction</text:p>
      <text:p text:style-name="Standard">BEGIN TRANSACTION;</text:p>
      <text:p text:style-name="Standard"/>
      <text:p text:style-name="Standard">-- SQL statements inside the transaction</text:p>
      <text:p text:style-name="Standard"/>
      <text:p text:style-name="Standard">-- Commit the transaction</text:p>
      <text:p text:style-name="Standard">COMMIT;</text:p>
      <text:p text:style-name="Standard">Here’s how you can demonstrate different isolation levels:</text:p>
      <text:p text:style-name="Standard"/>
      <text:p text:style-name="Standard">Read Uncommitted: Allows transactions to read data that has been modified by other transactions but not yet committed.</text:p>
      <text:p text:style-name="Standard"/>
      <text:p text:style-name="Standard">Code:</text:p>
      <text:p text:style-name="Standard"/>
      <text:p text:style-name="Standard">SET TRANSACTION ISOLATION LEVEL READ UNCOMMITTED;</text:p>
      <text:p text:style-name="Standard">Read Committed: Ensures transactions only see committed data. Prevents dirty reads but allows non-repeatable reads (data changes between reads).</text:p>
      <text:p text:style-name="Standard"/>
      <text:p text:style-name="Standard">Code:</text:p>
      <text:p text:style-name="Standard"/>
      <text:p text:style-name="Standard">SET TRANSACTION ISOLATION LEVEL READ COMMITTED;</text:p>
      <text:p text:style-name="Standard">Repeatable Read: Ensures a transaction sees a consistent snapshot of the database. Prevents non-repeatable reads but allows phantom reads (new rows appearing).</text:p>
      <text:p text:style-name="Standard"/>
      <text:p text:style-name="Standard">C<text:span text:style-name="T1">o</text:span>de:</text:p>
      <text:p text:style-name="Standard"/>
      <text:p text:style-name="Standard">SET TRANSACTION ISOLATION LEVEL REPEATABLE READ;</text:p>
      <text:p text:style-name="Standard">Serializable: Ensures transactions are executed as if they were run serially, preventing all concurrency effects (phantom reads, non-repeatable reads, and dirty reads).</text:p>
      <text:p text:style-name="Standard">sql</text:p>
      <text:p text:style-name="Standard"><text:soft-page-break/>Code:</text:p>
      <text:p text:style-name="Standard"/>
      <text:p text:style-name="Standard">SET TRANSACTION ISOLATION LEVEL SERIALIZABLE;</text:p>
      <text:p text:style-name="Standard">Each isolation level trades off between concurrency and consistency. Higher levels (like Serializable) provide stronger consistency but may limit concurrency, while lower levels (like Read Uncommitted) allow more concurrency but can lead to inconsistent rea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21:14:21.657072773</meta:creation-date>
    <dc:date>2024-06-24T21:29:18.308237984</dc:date>
    <meta:editing-duration>PT12M27S</meta:editing-duration>
    <meta:editing-cycles>3</meta:editing-cycles>
    <meta:generator>LibreOffice/7.3.7.2$Linux_X86_64 LibreOffice_project/30$Build-2</meta:generator>
    <meta:document-statistic meta:table-count="0" meta:image-count="0" meta:object-count="0" meta:page-count="3" meta:paragraph-count="63" meta:word-count="569" meta:character-count="3844" meta:non-whitespace-character-count="3314"/>
  </office:meta>
</office:document-meta>
</file>